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iroFont-3-0" svg:font-family="CairoFont-3-0"/>
    <style:font-face style:name="CairoFont-4-1" svg:font-family="CairoFont-4-1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 style:list-style-name="L1">
      <style:graphic-properties draw:fill="none" draw:fill-color="#ffffff" draw:opacity="100%" draw:auto-grow-height="true" draw:fit-to-size="false" style:shrink-to-fit="false" fo:min-height="0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1-title">
      <style:graphic-properties fo:min-height="2.75cm"/>
      <style:paragraph-properties style:writing-mode="lr-tb"/>
    </style:style>
    <style:style style:name="pr8" style:family="presentation" style:parent-style-name="Lights1-outline1">
      <style:graphic-properties fo:min-height="10.001cm"/>
      <style:paragraph-properties style:writing-mode="lr-tb"/>
    </style:style>
    <style:style style:name="pr9" style:family="presentation" style:parent-style-name="Lights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  <style:text-properties style:font-name="CairoFont-3-0" fo:font-size="10pt" style:font-name-asian="CairoFont-3-0" style:font-size-asian="10pt" style:font-name-complex="CairoFont-3-0" style:font-size-complex="10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/>
      <style:text-properties fo:color="#ffffff" loext:opacity="100%" fo:font-size="33pt" style:letter-kerning="true" style:font-size-asian="33pt" style:font-size-complex="33pt"/>
    </style:style>
    <style:style style:name="P5" style:family="paragraph">
      <loext:graphic-properties draw:fill="none" draw:fill-color="#ffffff" draw:opacity="100%"/>
      <style:paragraph-properties fo:margin-left="0cm" fo:margin-right="0cm" fo:margin-top="0cm" fo:margin-bottom="0cm" fo:text-align="start" fo:text-indent="0cm"/>
      <style:text-properties fo:color="#ffffff" loext:opacity="100%" loext:color-lum-mod="100%" loext:color-lum-off="0%" fo:font-size="33pt" style:font-size-asian="33pt" style:font-size-complex="3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cm" svg:y="3.969cm" presentation:class="title" presentation:user-transformed="true">
          <draw:text-box>
            <text:p>Life Experience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Juan Luis Becquet Martinez</text:p>
            <text:p text:style-name="P1"/>
            <text:p text:style-name="P1"/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cm" svg:y="3.969cm" presentation:class="title" presentation:user-transformed="true">
          <draw:text-box>
            <text:p>QA(Quality assurance)</text:p>
          </draw:text-box>
        </draw:frame>
        <draw:frame presentation:style-name="pr2" draw:text-style-name="P2" draw:layer="layout" svg:width="25.199cm" svg:height="5.619cm" svg:x="1.4cm" svg:y="7cm" presentation:class="subtitle" presentation:user-transformed="true">
          <draw:text-box>
            <text:p>Technologies:Jmeter,AWS, EKS, ECS, Kubernetes, Docker</text:p>
            <text:p/>
            <text:p>Objective: Cloud Load testing 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K6</text:p>
          </draw:text-box>
        </draw:frame>
        <draw:frame presentation:style-name="pr5" draw:text-style-name="P5" draw:layer="layout" svg:width="25cm" svg:height="2.601cm" svg:x="1.5cm" svg:y="4cm" presentation:class="outline" presentation:user-transformed="true">
          <draw:text-box>
            <text:list text:style-name="L1">
              <text:list-header>
                <text:p text:style-name="P4">Grafana.</text:p>
                <text:p text:style-name="P4">Influx db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>Video<text:tab/></text:p>
          </draw:text-box>
        </draw:frame>
        <draw:frame presentation:style-name="pr8" draw:layer="layout" svg:width="25cm" svg:height="10cm" svg:x="1.5cm" svg:y="4cm" presentation:class="outline">
          <draw:text-box>
            <text:list text:style-name="L2">
              <text:list-item>
                <text:p>https://youtu.be/2DsVhrHtSj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iroFont-3-0" svg:font-family="CairoFont-3-0"/>
    <style:font-face style:name="CairoFont-4-1" svg:font-family="CairoFont-4-1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úme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úme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29T15:20:15.865000000</meta:creation-date>
    <meta:editing-duration>PT5M53S</meta:editing-duration>
    <meta:editing-cycles>2</meta:editing-cycles>
    <meta:generator>LibreOffice/7.5.3.2$Windows_X86_64 LibreOffice_project/9f56dff12ba03b9acd7730a5a481eea045e468f3</meta:generator>
    <dc:title>Lights</dc:title>
    <dc:date>2023-10-29T19:32:43.982000000</dc:date>
    <meta:document-statistic meta:object-count="95"/>
  </office:meta>
</office:document-meta>
</file>